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20b" officeooo:paragraph-rsid="0017c20b"/>
    </style:style>
    <style:style style:name="P2" style:family="paragraph" style:parent-style-name="Standard">
      <style:text-properties officeooo:rsid="0017c20b" officeooo:paragraph-rsid="0017c20b" fo:background-color="#ff3333"/>
    </style:style>
    <style:style style:name="P3" style:family="paragraph" style:parent-style-name="Standard">
      <style:text-properties officeooo:rsid="001aa77f" officeooo:paragraph-rsid="001aa77f"/>
    </style:style>
    <style:style style:name="P4" style:family="paragraph">
      <loext:graphic-properties draw:fill="none" draw:fill-color="#fffff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3333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ffff66" loext:char-shading-value="0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18531d"/>
    </style:style>
    <style:style style:name="T7" style:family="text">
      <style:text-properties officeooo:rsid="0019868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9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85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</text:p>
      <text:p text:style-name="P1"/>
      <text:p text:style-name="P1"><draw:frame text:anchor-type="paragraph" draw:z-index="0" draw:style-name="gr1" draw:text-style-name="P4" svg:width="3.6197in" svg:height="2.1094in" svg:x="-0.0043in" svg:y="0.0091in"><draw:text-box><text:p>0000000 f303 0a0d 4381 55de 0063 0000 0000 0000</text:p><text:p>0000020 0200 0000 4000 0000 7300 0019 0000 0064</text:p><text:p>0000040 5a00 0000 0164 5a00 0001 0065 6500 0001</text:p><text:p>0000060 4717 6448 0002 2853 0003 0000 0269 0000</text:p><text:p>0000100 6900 0007 0000 284e 0002 0000 0174 0000</text:p><text:p>0000120 6100 0174 0000 6200 0028 0000 2800 0000</text:p><text:p>0000140 0000 0028 0000 7300 0009 0000 6173 706d</text:p><text:p>0000160 656c 702e 7479 0008 0000 6d3c 646f 6c75</text:p><text:p>0000200 3e65 0001 0000 0473 0000 0600 0601 0001</text:p><text:p>0000217</text:p><text:p/></draw:text-box></draw:frame>0000000 <text:span text:style-name="T1">f303 0a0d 5b4e 55db 0063 0000 0000 0000</text:span></text:p>
      <text:p text:style-name="P1">0000020 <text:span text:style-name="T1">0200 0000 4000 0000 7300 00</text:span>19 0000 0064</text:p>
      <text:p text:style-name="P1">0000040 5a00 0000 0164 5a00 0001 0065 6500 0001</text:p>
      <text:p text:style-name="P1">0000060 4717 6448 0002 2853 <text:span text:style-name="T2">0003 0000 0169 0000</text:span></text:p>
      <text:p text:style-name="P1">0000100 <text:span text:style-name="T2">6900 0005 0000 284e 0002 0000 0174 0000</text:span></text:p>
      <text:p text:style-name="P1">0000120 <text:span text:style-name="T2">6100 0174 0000 6200 0028 0000 2800 0000</text:span></text:p>
      <text:p text:style-name="P1">0000140 <text:span text:style-name="T2">0000 0028 0000 7300 0009 0000 6173 706d</text:span></text:p>
      <text:p text:style-name="P1">0000160 <text:span text:style-name="T2">656c 702e 7479 0008 0000 6d3c 646f 6c75</text:span></text:p>
      <text:p text:style-name="P1">0000200 <text:span text:style-name="T2">3e65 0001 0000 0473 0000 0600 0601 0001</text:span></text:p>
      <text:p text:style-name="P1">0000217</text:p>
      <text:p text:style-name="P1"/>
      <text:p text:style-name="P1"/>
      <text:p text:style-name="P1">sample2</text:p>
      <text:p text:style-name="P1"/>
      <text:p text:style-name="P1">0000000 <text:span text:style-name="T1">f303 0a0d 2be5 55de 0063 0000 0000 0000</text:span></text:p>
      <text:p text:style-name="P1">0000020 <text:span text:style-name="T1">0200 0000 4000 0000 7300 00</text:span>18 0000 0<text:span text:style-name="T6">0</text:span>64</text:p>
      <text:p text:style-name="P1">0000040 5a00 0000 0065 4700 6548 0000 0064 1700</text:p>
      <text:p text:style-name="P1">0000060 4847 0<text:span text:style-name="T6">1</text:span>64 53<text:span text:style-name="T2">00 0428 0000 6900 0001 0000</text:span></text:p>
      <text:p text:style-name="P2"><text:span text:style-name="T3">0000100 </text:span>0369 0000 4e00 0469 0000 2800 0001 0000</text:p>
      <text:p text:style-name="P2"><text:span text:style-name="T3">0000120 </text:span>0174 0000 6300 0028 0000 2800 0000 0000</text:p>
      <text:p text:style-name="P2"><text:span text:style-name="T3">0000140 </text:span>0028 0000 7300 000a 0000 6173 706d 656c</text:p>
      <text:p text:style-name="P2"><text:span text:style-name="T3">0000160 </text:span>2e32 7970 0874 0000 3c00 6f6d 7564 656c</text:p>
      <text:p text:style-name="P2"><text:span text:style-name="T3">0000200 </text:span>013e 0000 7300 0004 0000 0106 0105</text:p>
      <text:p text:style-name="P1">0000216</text:p>
      <text:p text:style-name="P1"/>
      <text:p text:style-name="P1">0000000 <text:span text:style-name="T1">f303 0a0d 3536 55de 0063 0000 0000 0000</text:span></text:p>
      <text:p text:style-name="P1">0000020 <text:span text:style-name="T1">0100 0000 4000 0000 7300 00</text:span>04 0000 0064</text:p>
      <text:p text:style-name="P1">0000040 53<text:span text:style-name="T2">00 0128 0000 4e00 0028 0000 2800 0000</text:span></text:p>
      <text:p text:style-name="P1">0000060 <text:span text:style-name="T2">0000 0028 0000 2800 0000 0000 0a73 0000</text:span></text:p>
      <text:p text:style-name="P1">0000100 <text:span text:style-name="T2">7300 6d61 6c70 3365 702e 7479 0008 0000</text:span></text:p>
      <text:p text:style-name="P1">0000120 <text:span text:style-name="T2">6d3c 646f 6c75 3e65 0001 0000 0073 0000</text:span></text:p>
      <text:p text:style-name="P1">0000140 <text:span text:style-name="T2">0000</text:span></text:p>
      <text:p text:style-name="P1">0000141</text:p>
      <text:p text:style-name="P1"/>
      <text:p text:style-name="P3">sample 4</text:p>
      <text:p text:style-name="P3"><draw:frame text:anchor-type="paragraph" draw:z-index="1" draw:style-name="gr2" draw:text-style-name="P4" svg:width="3.6031in" svg:height="2.876in" svg:x="0.0043in" svg:y="0.0102in"><draw:text-box><text:p>0000000 f303 0a0d 7187 55de 0063 0000 0000 0000</text:p><text:p>0000020 0200 0000 4000 0000 7300 0037 0000 0764</text:p><text:p>0000040 5a00 0000 0264 5a00 0001 0364 5a00 0002</text:p><text:p>0000060 0464 5a00 0003 0564 5a00 0004 0065 6500</text:p><text:p>0000100 0001 6517 0002 6517 0003 6517 0004 4717</text:p><text:p>0000120 6448 0006 2853 0008 0000 0169 0000 6900</text:p><text:p>0000140 0004 0000 0c69 0000 6900 000d 0000 0e69</text:p><text:p>0000160 0000 6900 000f 0000 694e 0005 0000 0528</text:p><text:p>0000200 0000 7400 0001 0000 7461 0001 0000 7462</text:p><text:p>0000220 0001 0000 7463 0001 0000 7464 0001 0000</text:p><text:p>0000240 2865 0000 0000 0028 0000 2800 0000 0000</text:p><text:p>0000260 0a73 0000 7300 6d61 6c70 3465 702e 7479</text:p><text:p>0000300 0008 0000 6d3c 646f 6c75 3e65 0001 0000</text:p><text:p>0000320 0a73 0000 0600 0601 0601 0601 0601 0002</text:p><text:p>0000337</text:p></draw:text-box></draw:frame>0000000 f303 0a0d 4751 55de 0063 0000 0000 0000</text:p>
      <text:p text:style-name="P3">0000020 0200 0000 4000 0000 7300 0037 0000 0764</text:p>
      <text:p text:style-name="P3">0000040 5a00 0000 0264 5a00 0001 0364 5a00 0002</text:p>
      <text:p text:style-name="P3">0000060 0464 5a00 0003 0564 5a00 0004 0065 6500</text:p>
      <text:p text:style-name="P3">0000100 0001 6517 0002 6517 0003 6517 0004 4717</text:p>
      <text:p text:style-name="P3">0000120 6448 0006 2853 0008 0000 0b69 0000 6900</text:p>
      <text:p text:style-name="P3">0000140 0004 0000 0c69 0000 6900 000d 0000 0e69</text:p>
      <text:p text:style-name="P3">0000160 0000 6900 000f 0000 694e 000f 0000 0528</text:p>
      <text:p text:style-name="P3">0000200 0000 7400 0001 0000 7461 0001 0000 7462</text:p>
      <text:p text:style-name="P3">0000220 0001 0000 7463 0001 0000 7464 0001 0000</text:p>
      <text:p text:style-name="P3">0000240 2865 0000 0000 0028 0000 2800 0000 0000</text:p>
      <text:p text:style-name="P3">0000260 0a73 0000 7300 6d61 6c70 3465 702e 7479</text:p>
      <text:p text:style-name="P3">0000300 0008 0000 6d3c 646f 6c75 3e65 0001 0000</text:p>
      <text:p text:style-name="P3">0000320 0a73 0000 0600 0601 0601 0601 0601 0002</text:p>
      <text:p text:style-name="P3">00003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3:14:57.873617304</meta:creation-date>
    <dc:date>2015-08-27T09:13:51.433663308</dc:date>
    <meta:editing-duration>PT1H27M42S</meta:editing-duration>
    <meta:editing-cycles>1</meta:editing-cycles>
    <meta:document-statistic meta:table-count="0" meta:image-count="0" meta:object-count="0" meta:page-count="1" meta:paragraph-count="46" meta:word-count="351" meta:character-count="1842" meta:non-whitespace-character-count="1537"/>
    <meta:generator>LibreOffice/4.4.2.2$Linux_X86_64 LibreOffice_project/40m0$Build-2</meta:generator>
  </office:meta>
</office:document-meta>
</file>